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c92" officeooo:paragraph-rsid="001c5c92"/>
    </style:style>
    <style:style style:name="P2" style:family="paragraph" style:parent-style-name="Standard">
      <style:text-properties officeooo:rsid="001c73c4" officeooo:paragraph-rsid="001c73c4"/>
    </style:style>
    <style:style style:name="P3" style:family="paragraph" style:parent-style-name="Standard">
      <style:text-properties officeooo:rsid="001d3024" officeooo:paragraph-rsid="001d30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EAR SORTING ALGOS</text:p>
      <text:p text:style-name="P2"/>
      <text:p text:style-name="P2">1.COUNTING SORT</text:p>
      <text:p text:style-name="P2"/>
      <text:p text:style-name="P2">#include &lt;stdio.h&gt; </text:p>
      <text:p text:style-name="P2">#include &lt;string.h&gt; </text:p>
      <text:p text:style-name="P2">#define RANGE 255 </text:p>
      <text:p text:style-name="P2"><text:s text:c="2"/></text:p>
      <text:p text:style-name="P2">// The main function that sort the given string arr[] in </text:p>
      <text:p text:style-name="P2">// alphabatical order </text:p>
      <text:p text:style-name="P2">void countSort(char arr[]) </text:p>
      <text:p text:style-name="P2">{ </text:p>
      <text:p text:style-name="P2"><text:s text:c="4"/>// The output character array that will have sorted arr </text:p>
      <text:p text:style-name="P2"><text:s text:c="4"/>char output[strlen(arr)]; </text:p>
      <text:p text:style-name="P2"><text:s text:c="2"/></text:p>
      <text:p text:style-name="P2"><text:s text:c="4"/>// Create a count array to store count of inidividul </text:p>
      <text:p text:style-name="P2"><text:s text:c="4"/>// characters and initialize count array as 0 </text:p>
      <text:p text:style-name="P2"><text:s text:c="4"/>int count[RANGE + 1], i; </text:p>
      <text:p text:style-name="P2"><text:s text:c="4"/>memset(count, 0, sizeof(count)); </text:p>
      <text:p text:style-name="P2"><text:s text:c="2"/></text:p>
      <text:p text:style-name="P2"><text:s text:c="4"/>// Store count of each character </text:p>
      <text:p text:style-name="P2"><text:s text:c="4"/>for(i = 0; arr[i]; ++i) </text:p>
      <text:p text:style-name="P2"><text:s text:c="8"/>++count[arr[i]]; </text:p>
      <text:p text:style-name="P2"><text:s text:c="2"/></text:p>
      <text:p text:style-name="P2"><text:s text:c="4"/>// Change count[i] so that count[i] now contains actual </text:p>
      <text:p text:style-name="P2"><text:s text:c="4"/>// position of this character in output array </text:p>
      <text:p text:style-name="P2"><text:s text:c="4"/>for (i = 1; i &lt;= RANGE; ++i) </text:p>
      <text:p text:style-name="P2"><text:s text:c="8"/>count[i] += count[i-1]; </text:p>
      <text:p text:style-name="P2"><text:s text:c="2"/></text:p>
      <text:p text:style-name="P2"><text:s text:c="4"/>// Build the output character array </text:p>
      <text:p text:style-name="P2"><text:s text:c="3"/>/* for (i = 0; arr[i]; ++i) </text:p>
      <text:p text:style-name="P2"><text:s text:c="4"/>{ </text:p>
      <text:p text:style-name="P2"><text:s text:c="8"/>output[count[arr[i]]-1] = arr[i]; </text:p>
      <text:p text:style-name="P2"><text:s text:c="8"/>--count[arr[i]]; </text:p>
      <text:p text:style-name="P2"><text:s text:c="4"/>} */</text:p>
      <text:p text:style-name="P2"><text:s text:c="2"/></text:p>
      <text:p text:style-name="P2"><text:s text:c="4"/></text:p>
      <text:p text:style-name="P2"><text:s text:c="4"/>// For Stable algorithm <text:s/></text:p>
      <text:p text:style-name="P2"><text:s text:c="5"/>for (i = strlen(arr)-1; i&gt;=0; --i) </text:p>
      <text:p text:style-name="P2"><text:s text:c="4"/>{ </text:p>
      <text:p text:style-name="P2"><text:s text:c="8"/>output[count[arr[i]]-1] = arr[i]; </text:p>
      <text:p text:style-name="P2"><text:s text:c="8"/>--count[arr[i]]; </text:p>
      <text:p text:style-name="P2"><text:s text:c="4"/>} </text:p>
      <text:p text:style-name="P2"><text:s text:c="5"/></text:p>
      <text:p text:style-name="P2"><text:s text:c="3"/>// For Logic : See implementation </text:p>
      <text:p text:style-name="P2"><text:s text:c="2"/></text:p>
      <text:p text:style-name="P2"><text:s text:c="4"/>// Copy the output array to arr, so that arr now </text:p>
      <text:p text:style-name="P2"><text:s text:c="4"/>// contains sorted characters </text:p>
      <text:p text:style-name="P2"><text:s text:c="4"/>for (i = 0; arr[i]; ++i) </text:p>
      <text:p text:style-name="P2"><text:s text:c="8"/>arr[i] = output[i]; </text:p>
      <text:p text:style-name="P2">} </text:p>
      <text:p text:style-name="P2"><text:s text:c="2"/></text:p>
      <text:p text:style-name="P2"><text:soft-page-break/>// Driver program to test above function </text:p>
      <text:p text:style-name="P2">int main() </text:p>
      <text:p text:style-name="P2">{ </text:p>
      <text:p text:style-name="P2"><text:s text:c="4"/>char arr[] = "geeksforgeeks";//"applepp"; </text:p>
      <text:p text:style-name="P2"><text:s text:c="2"/></text:p>
      <text:p text:style-name="P2"><text:s text:c="4"/>countSort(arr); </text:p>
      <text:p text:style-name="P2"><text:s text:c="2"/></text:p>
      <text:p text:style-name="P2"><text:s text:c="4"/>printf("Sorted character array is %s\n", arr); </text:p>
      <text:p text:style-name="P2"><text:s text:c="4"/>return 0; </text:p>
      <text:p text:style-name="P2">} </text:p>
      <text:p text:style-name="P2"/>
      <text:p text:style-name="P2">2.RADIX SORT</text:p>
      <text:p text:style-name="P2"/>
      <text:p text:style-name="P2"><text:span text:style-name="Source_20_Text">// A utility function to get maximum value in arr[] </text:span></text:p>
      <text:p text:style-name="Standard"><text:span text:style-name="Source_20_Text">int</text:span> <text:span text:style-name="Source_20_Text">getMax(int</text:span> <text:span text:style-name="Source_20_Text">arr[], int</text:span> <text:span text:style-name="Source_20_Text">n) </text:span></text:p>
      <text:p text:style-name="Standard"><text:span text:style-name="Source_20_Text">{ </text:span></text:p>
      <text:p text:style-name="Standard"><text:span text:style-name="Source_20_Text">    int</text:span> <text:span text:style-name="Source_20_Text">mx = arr[0]; </text:span></text:p>
      <text:p text:style-name="Standard"><text:span text:style-name="Source_20_Text">    for</text:span> <text:span text:style-name="Source_20_Text">(int</text:span> <text:span text:style-name="Source_20_Text">i = 1; i &lt; n; i++) </text:span></text:p>
      <text:p text:style-name="Standard"><text:span text:style-name="Source_20_Text">        if</text:span> <text:span text:style-name="Source_20_Text">(arr[i] &gt; mx) </text:span></text:p>
      <text:p text:style-name="Standard"><text:span text:style-name="Source_20_Text">            mx = arr[i]; </text:span></text:p>
      <text:p text:style-name="Standard"><text:span text:style-name="Source_20_Text">    return</text:span> <text:span text:style-name="Source_20_Text">mx; </text:span></text:p>
      <text:p text:style-name="Standard"><text:span text:style-name="Source_20_Text">} </text:span></text:p>
      <text:p text:style-name="Standard"><text:span text:style-name="Source_20_Text"> </text:span> </text:p>
      <text:p text:style-name="Standard"><text:span text:style-name="Source_20_Text">// A function to do counting sort of arr[] according to </text:span></text:p>
      <text:p text:style-name="Standard"><text:span text:style-name="Source_20_Text">// the digit represented by exp. </text:span></text:p>
      <text:p text:style-name="Standard"><text:span text:style-name="Source_20_Text">void</text:span> <text:span text:style-name="Source_20_Text">countSort(int</text:span> <text:span text:style-name="Source_20_Text">arr[], int</text:span> <text:span text:style-name="Source_20_Text">n, int</text:span> <text:span text:style-name="Source_20_Text">exp) </text:span></text:p>
      <text:p text:style-name="Standard"><text:span text:style-name="Source_20_Text">{ </text:span></text:p>
      <text:p text:style-name="Standard"><text:span text:style-name="Source_20_Text">    int</text:span> <text:span text:style-name="Source_20_Text">output[n]; // output array </text:span></text:p>
      <text:p text:style-name="Standard"><text:span text:style-name="Source_20_Text">    int</text:span> <text:span text:style-name="Source_20_Text">i, count[10] = {0}; </text:span></text:p>
      <text:p text:style-name="Standard"><text:span text:style-name="Source_20_Text"> </text:span> </text:p>
      <text:p text:style-name="Standard"><text:span text:style-name="Source_20_Text">    // Store count of occurrences in count[] </text:span></text:p>
      <text:p text:style-name="Standard"><text:span text:style-name="Source_20_Text">    for</text:span> <text:span text:style-name="Source_20_Text">(i = 0; i &lt; n; i++) </text:span></text:p>
      <text:p text:style-name="Standard"><text:span text:style-name="Source_20_Text">        count[ (arr[i]/exp)%10 ]++; </text:span></text:p>
      <text:p text:style-name="Standard"><text:span text:style-name="Source_20_Text"> </text:span> </text:p>
      <text:p text:style-name="Standard"><text:span text:style-name="Source_20_Text">    // Change count[i] so that count[i] now contains actual </text:span></text:p>
      <text:p text:style-name="Standard"><text:span text:style-name="Source_20_Text">    //  position of this digit in output[] </text:span></text:p>
      <text:p text:style-name="Standard"><text:span text:style-name="Source_20_Text">    for</text:span> <text:span text:style-name="Source_20_Text">(i = 1; i &lt; 10; i++) </text:span></text:p>
      <text:p text:style-name="Standard"><text:span text:style-name="Source_20_Text">        count[i] += count[i - 1]; </text:span></text:p>
      <text:p text:style-name="Standard"><text:span text:style-name="Source_20_Text"> </text:span> </text:p>
      <text:p text:style-name="Standard"><text:span text:style-name="Source_20_Text">    // Build the output array </text:span></text:p>
      <text:p text:style-name="Standard"><text:span text:style-name="Source_20_Text">    for</text:span> <text:span text:style-name="Source_20_Text">(i = n - 1; i &gt;= 0; i--) </text:span></text:p>
      <text:p text:style-name="Standard"><text:span text:style-name="Source_20_Text">    { </text:span></text:p>
      <text:p text:style-name="Standard"><text:span text:style-name="Source_20_Text">        output[count[ (arr[i]/exp)%10 ] - 1] = arr[i]; </text:span></text:p>
      <text:p text:style-name="Standard"><text:span text:style-name="Source_20_Text">        count[ (arr[i]/exp)%10 ]--; </text:span></text:p>
      <text:p text:style-name="Standard"><text:span text:style-name="Source_20_Text">    } </text:span></text:p>
      <text:p text:style-name="Standard"><text:span text:style-name="Source_20_Text"> </text:span> </text:p>
      <text:p text:style-name="Standard"><text:span text:style-name="Source_20_Text">    // Copy the output array to arr[], so that arr[] now </text:span></text:p>
      <text:p text:style-name="Standard"><text:span text:style-name="Source_20_Text">    // contains sorted numbers according to current digit </text:span></text:p>
      <text:p text:style-name="Standard"><text:span text:style-name="Source_20_Text">    for</text:span> <text:span text:style-name="Source_20_Text">(i = 0; i &lt; n; i++) </text:span></text:p>
      <text:p text:style-name="Standard"><text:span text:style-name="Source_20_Text">        arr[i] = output[i]; </text:span></text:p>
      <text:p text:style-name="Standard"><text:span text:style-name="Source_20_Text">} </text:span></text:p>
      <text:p text:style-name="Standard"><text:soft-page-break/><text:span text:style-name="Source_20_Text"> </text:span> </text:p>
      <text:p text:style-name="Standard"><text:span text:style-name="Source_20_Text">// The main function to that sorts arr[] of size n using  </text:span></text:p>
      <text:p text:style-name="Standard"><text:span text:style-name="Source_20_Text">// Radix Sort </text:span></text:p>
      <text:p text:style-name="Standard"><text:span text:style-name="Source_20_Text">void</text:span> <text:span text:style-name="Source_20_Text">radixsort(int</text:span> <text:span text:style-name="Source_20_Text">arr[], int</text:span> <text:span text:style-name="Source_20_Text">n) </text:span></text:p>
      <text:p text:style-name="Standard"><text:span text:style-name="Source_20_Text">{ </text:span></text:p>
      <text:p text:style-name="Standard"><text:span text:style-name="Source_20_Text">    // Find the maximum number to know number of digits </text:span></text:p>
      <text:p text:style-name="Standard"><text:span text:style-name="Source_20_Text">    int</text:span> <text:span text:style-name="Source_20_Text">m = getMax(arr, n); </text:span></text:p>
      <text:p text:style-name="Standard"><text:span text:style-name="Source_20_Text"> </text:span> </text:p>
      <text:p text:style-name="Standard"><text:span text:style-name="Source_20_Text">    // Do counting sort for every digit. Note that instead </text:span></text:p>
      <text:p text:style-name="Standard"><text:span text:style-name="Source_20_Text">    // of passing digit number, exp is passed. exp is 10^i </text:span></text:p>
      <text:p text:style-name="Standard"><text:span text:style-name="Source_20_Text">    // where i is current digit number </text:span></text:p>
      <text:p text:style-name="Standard"><text:span text:style-name="Source_20_Text">    for</text:span> <text:span text:style-name="Source_20_Text">(int</text:span> <text:span text:style-name="Source_20_Text">exp</text:span> <text:span text:style-name="Source_20_Text">= 1; m/exp</text:span> <text:span text:style-name="Source_20_Text">&gt; 0; exp</text:span> <text:span text:style-name="Source_20_Text">*= 10) </text:span></text:p>
      <text:p text:style-name="Standard"><text:span text:style-name="Source_20_Text">        countSort(arr, n, exp); </text:span></text:p>
      <text:p text:style-name="Standard"><text:span text:style-name="Source_20_Text">} </text:span></text:p>
      <text:p text:style-name="Standard"><text:span text:style-name="Source_20_Text"> </text:span> </text:p>
      <text:p text:style-name="Standard"><text:span text:style-name="Source_20_Text">// A utility function to print an array </text:span></text:p>
      <text:p text:style-name="Standard"><text:span text:style-name="Source_20_Text">void</text:span> <text:span text:style-name="Source_20_Text">print(int</text:span> <text:span text:style-name="Source_20_Text">arr[], int</text:span> <text:span text:style-name="Source_20_Text">n) </text:span></text:p>
      <text:p text:style-name="Standard"><text:span text:style-name="Source_20_Text">{ </text:span></text:p>
      <text:p text:style-name="Standard"><text:span text:style-name="Source_20_Text">    for</text:span> <text:span text:style-name="Source_20_Text">(int</text:span> <text:span text:style-name="Source_20_Text">i = 0; i &lt; n; i++) </text:span></text:p>
      <text:p text:style-name="Standard"><text:span text:style-name="Source_20_Text">        cout &lt;&lt; arr[i] &lt;&lt; " "; </text:span></text:p>
      <text:p text:style-name="Standard"><text:span text:style-name="Source_20_Text">} </text:span></text:p>
      <text:p text:style-name="Standard"><text:span text:style-name="Source_20_Text"> </text:span> </text:p>
      <text:p text:style-name="Standard"><text:span text:style-name="Source_20_Text">// Driver program to test above functions </text:span></text:p>
      <text:p text:style-name="Standard"><text:span text:style-name="Source_20_Text">int</text:span> <text:span text:style-name="Source_20_Text">main() </text:span></text:p>
      <text:p text:style-name="Standard"><text:span text:style-name="Source_20_Text">{ </text:span></text:p>
      <text:p text:style-name="Standard"><text:span text:style-name="Source_20_Text">    int</text:span> <text:span text:style-name="Source_20_Text">arr[] = {170, 45, 75, 90, 802, 24, 2, 66}; </text:span></text:p>
      <text:p text:style-name="Standard"><text:span text:style-name="Source_20_Text">    int</text:span> <text:span text:style-name="Source_20_Text">n = sizeof(arr)/sizeof(arr[0]); </text:span></text:p>
      <text:p text:style-name="Standard"><text:span text:style-name="Source_20_Text">    radixsort(arr, n); </text:span></text:p>
      <text:p text:style-name="Standard"><text:span text:style-name="Source_20_Text">    print(arr, n); </text:span></text:p>
      <text:p text:style-name="Standard"><text:span text:style-name="Source_20_Text">    return</text:span> <text:span text:style-name="Source_20_Text">0; </text:span></text:p>
      <text:p text:style-name="Standard"><text:span text:style-name="Source_20_Text">} </text:span></text:p>
      <text:p text:style-name="P2"/>
      <text:p text:style-name="P3">3.BUCKET SORT</text:p>
      <text:p text:style-name="P3"/>
      <text:p text:style-name="P3"><text:span text:style-name="Source_20_Text">/ Function to sort arr[] of size n using bucket sort </text:span></text:p>
      <text:p text:style-name="Standard"><text:span text:style-name="Source_20_Text">void</text:span> <text:span text:style-name="Source_20_Text">bucketSort(float</text:span> <text:span text:style-name="Source_20_Text">arr[], int</text:span> <text:span text:style-name="Source_20_Text">n) </text:span></text:p>
      <text:p text:style-name="Standard"><text:span text:style-name="Source_20_Text">{ </text:span></text:p>
      <text:p text:style-name="Standard"><text:span text:style-name="Source_20_Text">    // 1) Create n empty buckets </text:span></text:p>
      <text:p text:style-name="Standard"><text:span text:style-name="Source_20_Text">    vector&lt;float&gt; b[n]; </text:span></text:p>
      <text:p text:style-name="Standard"><text:span text:style-name="Source_20_Text">    </text:span> </text:p>
      <text:p text:style-name="Standard"><text:span text:style-name="Source_20_Text">    // 2) Put array elements in different buckets </text:span></text:p>
      <text:p text:style-name="Standard"><text:span text:style-name="Source_20_Text">    for</text:span> <text:span text:style-name="Source_20_Text">(int</text:span> <text:span text:style-name="Source_20_Text">i=0; i&lt;n; i++) </text:span></text:p>
      <text:p text:style-name="Standard"><text:span text:style-name="Source_20_Text">    { </text:span></text:p>
      <text:p text:style-name="Standard"><text:span text:style-name="Source_20_Text">       int</text:span> <text:span text:style-name="Source_20_Text">bi = n*arr[i]; // Index in bucket </text:span></text:p>
      <text:p text:style-name="Standard"><text:span text:style-name="Source_20_Text">       b[bi].push_back(arr[i]); </text:span></text:p>
      <text:p text:style-name="Standard"><text:span text:style-name="Source_20_Text">    } </text:span></text:p>
      <text:p text:style-name="Standard"><text:span text:style-name="Source_20_Text"> </text:span> </text:p>
      <text:p text:style-name="Standard"><text:span text:style-name="Source_20_Text">    // 3) Sort individual buckets </text:span></text:p>
      <text:p text:style-name="Standard"><text:span text:style-name="Source_20_Text">    for</text:span> <text:span text:style-name="Source_20_Text">(int</text:span> <text:span text:style-name="Source_20_Text">i=0; i&lt;n; i++) </text:span></text:p>
      <text:p text:style-name="Standard"><text:span text:style-name="Source_20_Text">       sort(b[i].begin(), b[i].end()); </text:span></text:p>
      <text:p text:style-name="Standard"><text:span text:style-name="Source_20_Text"> </text:span> </text:p>
      <text:p text:style-name="Standard"><text:soft-page-break/><text:span text:style-name="Source_20_Text">    // 4) Concatenate all buckets into arr[] </text:span></text:p>
      <text:p text:style-name="Standard"><text:span text:style-name="Source_20_Text">    int</text:span> <text:span text:style-name="Source_20_Text">index = 0; </text:span></text:p>
      <text:p text:style-name="Standard"><text:span text:style-name="Source_20_Text">    for</text:span> <text:span text:style-name="Source_20_Text">(int</text:span> <text:span text:style-name="Source_20_Text">i = 0; i &lt; n; i++) </text:span></text:p>
      <text:p text:style-name="Standard"><text:span text:style-name="Source_20_Text">        for</text:span> <text:span text:style-name="Source_20_Text">(int</text:span> <text:span text:style-name="Source_20_Text">j = 0; j &lt; b[i].size(); j++) </text:span></text:p>
      <text:p text:style-name="Standard"><text:span text:style-name="Source_20_Text">          arr[index++] = b[i][j]; </text:span></text:p>
      <text:p text:style-name="Standard"><text:span text:style-name="Source_20_Text">} </text:span></text:p>
      <text:p text:style-name="Standard"><text:span text:style-name="Source_20_Text"> </text:span> </text:p>
      <text:p text:style-name="Standard"><text:span text:style-name="Source_20_Text">/* Driver program to test above funtion */</text:span></text:p>
      <text:p text:style-name="Standard"><text:span text:style-name="Source_20_Text">int</text:span> <text:span text:style-name="Source_20_Text">main() </text:span></text:p>
      <text:p text:style-name="Standard"><text:span text:style-name="Source_20_Text">{ </text:span></text:p>
      <text:p text:style-name="Standard"><text:span text:style-name="Source_20_Text">    float</text:span> <text:span text:style-name="Source_20_Text">arr[] = {0.897, 0.565, 0.656, 0.1234, 0.665, 0.3434}; </text:span></text:p>
      <text:p text:style-name="Standard"><text:span text:style-name="Source_20_Text">    int</text:span> <text:span text:style-name="Source_20_Text">n = sizeof(arr)/sizeof(arr[0]); </text:span></text:p>
      <text:p text:style-name="Standard"><text:span text:style-name="Source_20_Text">    bucketSort(arr, n); </text:span></text:p>
      <text:p text:style-name="Standard"><text:span text:style-name="Source_20_Text"> </text:span> </text:p>
      <text:p text:style-name="Standard"><text:span text:style-name="Source_20_Text">    cout &lt;&lt; "Sorted array is \n"; </text:span></text:p>
      <text:p text:style-name="Standard"><text:span text:style-name="Source_20_Text">    for</text:span> <text:span text:style-name="Source_20_Text">(int</text:span> <text:span text:style-name="Source_20_Text">i=0; i&lt;n; i++) </text:span></text:p>
      <text:p text:style-name="Standard"><text:span text:style-name="Source_20_Text">       cout &lt;&lt; arr[i] &lt;&lt; " "; </text:span></text:p>
      <text:p text:style-name="Standard"><text:span text:style-name="Source_20_Text">    return</text:span> <text:span text:style-name="Source_20_Text">0; </text:span></text:p>
      <text:p text:style-name="Standard"><text:span text:style-name="Source_20_Text">}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09:55.043032459</meta:creation-date>
    <dc:date>2019-03-06T13:03:32.772695380</dc:date>
    <meta:editing-duration>PT20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67" meta:word-count="668" meta:character-count="4147" meta:non-whitespace-character-count="2958"/>
  </office:meta>
</office:document-meta>
</file>